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2" style:family="paragraph" style:parent-style-name="Standard">
      <loext:graphic-properties draw:fill="none"/>
      <style:paragraph-properties fo:margin-left="0cm" fo:margin-right="0cm" fo:text-indent="1cm" style:auto-text-indent="false" fo:background-color="transparent"/>
    </style:style>
    <style:style style:name="P3" style:family="paragraph" style:parent-style-name="Standard">
      <loext:graphic-properties draw:fill="none"/>
      <style:paragraph-properties fo:margin-left="0cm" fo:margin-right="0cm" fo:text-indent="1cm" style:auto-text-indent="false" fo:background-color="transparent"/>
      <style:text-properties officeooo:paragraph-rsid="0016afa0"/>
    </style:style>
    <style:style style:name="P4" style:family="paragraph" style:parent-style-name="Standard">
      <loext:graphic-properties draw:fill="none"/>
      <style:paragraph-properties fo:margin-left="0cm" fo:margin-right="0cm" fo:text-indent="1cm" style:auto-text-indent="false" fo:background-color="transparent"/>
      <style:text-properties officeooo:rsid="0016afa0" officeooo:paragraph-rsid="0016afa0"/>
    </style:style>
    <style:style style:name="P5" style:family="paragraph" style:parent-style-name="Standard">
      <loext:graphic-properties draw:fill="none"/>
      <style:paragraph-properties fo:margin-left="0cm" fo:margin-right="0cm" fo:text-indent="1cm" style:auto-text-indent="false" fo:background-color="transparent"/>
      <style:text-properties officeooo:rsid="0017bd78" officeooo:paragraph-rsid="0017bd78"/>
    </style:style>
    <style:style style:name="P6" style:family="paragraph" style:parent-style-name="Standard">
      <loext:graphic-properties draw:fill="none"/>
      <style:paragraph-properties fo:margin-left="0cm" fo:margin-right="0cm" fo:text-indent="1cm" style:auto-text-indent="false" fo:background-color="transparent"/>
      <style:text-properties officeooo:rsid="00181a39" officeooo:paragraph-rsid="00181a39"/>
    </style:style>
    <style:style style:name="P7" style:family="paragraph" style:parent-style-name="Standard">
      <loext:graphic-properties draw:fill="none"/>
      <style:paragraph-properties fo:margin-left="0cm" fo:margin-right="0cm" fo:text-indent="1cm" style:auto-text-indent="false" fo:background-color="transparent"/>
      <style:text-properties officeooo:rsid="0019bce5" officeooo:paragraph-rsid="0019bce5"/>
    </style:style>
    <style:style style:name="T1" style:family="text">
      <style:text-properties fo:color="#000000" style:font-name="Arial" fo:font-size="12pt" style:font-size-asian="12pt"/>
    </style:style>
    <style:style style:name="T2" style:family="text">
      <style:text-properties fo:color="#000000" style:font-name="Arial" fo:font-size="11pt" fo:font-weight="bold" style:font-size-asian="11pt" style:font-weight-asian="bold"/>
    </style:style>
    <style:style style:name="T3" style:family="text">
      <style:text-properties fo:color="#000000" style:font-name="Arial" fo:font-size="11pt" fo:font-weight="normal" officeooo:rsid="0016afa0" style:font-size-asian="11pt" style:font-weight-asian="normal" style:font-weight-complex="normal"/>
    </style:style>
    <style:style style:name="T4" style:family="text">
      <style:text-properties fo:color="#000000" style:font-name="0" fo:font-size="12pt" fo:font-weight="normal" officeooo:rsid="0016afa0" style:font-size-asian="12pt" style:font-weight-asian="normal" style:font-weight-complex="normal"/>
    </style:style>
    <style:style style:name="T5" style:family="text">
      <style:text-properties fo:color="#000000" style:font-name="0" fo:font-size="12pt" fo:font-weight="normal" style:font-size-asian="12pt"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AVALIAÇÃO DOS CURSOS DE PÓS-GRADUAÇÃO NA ÁREA DE MATEMÁTICA/PROBABILIDADE ESTATÍSTICA</text:span></text:p>
      <text:p text:style-name="P2"><text:span text:style-name="T2"/></text:p>
      <text:p text:style-name="P3"><text:span text:style-name="T3">Com o auxílio do Software R, e usando a técnica de Web Scraping foi feito a coleta inicial do conteúdo dos relatórios de avaliação feito pela CAPES para os programas de pós-graduação na área de </text:span><text:span text:style-name="T4"><text:s/>MATEMÁTICA / PROBABILIDADE E ESTATÍSTICA. <text:s/>O site fornece uma lista de 53 programas que incluem Mestrado e/ou Doutorado nesta área. Porém um dos programas será desconsiderado da análise já que ele foi descontinuado para ser criado outro programa. </text:span></text:p>
      <text:p text:style-name="P4"><text:span text:style-name="T5">A técnica de Web Scraping consiste em capturar os dados de uma página web automaticamente com o seu endereço eletrônico e informações que estão contidas em seu código html. A captura dos dados é a parte mais rápida do processo, sendo a limpeza dos dados a parte mais demorada. O pacote do R utilizado para a captura foi o pacote “rvest”.</text:span></text:p>
      <text:p text:style-name="P5"><text:span text:style-name="T5">TABELA EVOLUÇÃO DAS NOTAS</text:span></text:p>
      <text:p text:style-name="P5"><text:span text:style-name="T5">A primeira tabela a ser construída foi a que deveria conter todas as notas dos programas desde a sua criação até a última avaliação (2017). O período mais antigo de um programa de pós-graduação que foi identificado foi do ano de 1996. Então a tabela contém as notas no período de 1996 a 2017. Obviamente não serão todos os programas que possuirão notas a partir de 1996, pois cada um teve o seu ano de criação, que está contido entre 1996 a 2017. Então para completar as informações, foram inseridos valores missing nos anos em que os programas não estavam ativos ainda.</text:span></text:p>
      <text:p text:style-name="P5"><text:span text:style-name="T5">Além disso, as notas do Mestrado e Doutorado foram colocadas separadas na tabela pois o site fornecia essa informação. Isso é importante para identificar quando cada programa específico foi criado e a diferença na nota que a criação de um outro programa gerou na nota anterior. Alguns programas possuem somente Mestrado ou somente Doutorado, nesses também foram acrescentados valores missing para completar os dados, pois na tabela todos devem ter valores no Mestrado e no Doutorado.</text:span></text:p>
      <text:p text:style-name="P6"><text:span text:style-name="T5">TABELA COMPLETA AVALIAÇÃO</text:span></text:p>
      <text:p text:style-name="P6"><text:span text:style-name="T5">Essa tabela possui as notas detalhadas da última avaliação quadrienal de cada programa. <text:s/>As notas são separadas em categorias: Proposta do programa, Corpo Docente, Corpo discente, teses e dissertações, Produção Intelectual, Inserção Social. Cada categoria possui subcategorias que ao final comporão a nota total da categoria, que por sua vez resultarão na nota final. Nos relatórios, mas notas são apresentadas como "Deficiente","Fraco","Regular","Bom","Muito Bom". Na tabela esses valores foram transformados em números de 1 a 5, respectivamente. O que ajudará nos calculos posteriormente.</text:span></text:p>
      <text:p text:style-name="P7"><text:span text:style-name="T5">Nesta tabela não foi preciso fazer o detalhamento das notas de Mestrado e Doutorado separadamente, mas para identificar que tipo de programa há em cada Instituição, foi feito uma coluna para indicar se havia Mestrado e/ou Doutorado. Também foram acrescentadas colunas para identificação da localidade dos programas, o tipo de instituição em que está funcionando e o tipo de programa (se é Matemática, Estatística, entre outros).</text:span></text:p>
      <text:p text:style-name="P7"><text:span text:style-name="T5">Na avaliação, cada categoria recebe um comentário para justificar a nota recebida, indicando também pontos de melhoria. Esse dado também foi adicionado a tabela para que possa ser feito uma análise textual dos comentários.</text:span></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8:06:00</meta:creation-date>
    <meta:editing-duration>PT7M20S</meta:editing-duration>
    <meta:editing-cycles>2</meta:editing-cycles>
    <meta:generator>LibreOffice/6.0.4.2$Windows_X86_64 LibreOffice_project/9b0d9b32d5dcda91d2f1a96dc04c645c450872bf</meta:generator>
    <meta:initial-creator>Fabiano</meta:initial-creator>
    <dc:date>2019-04-20T23:47:54.304000000</dc:date>
    <meta:document-statistic meta:table-count="0" meta:image-count="0" meta:object-count="0" meta:page-count="1" meta:paragraph-count="10" meta:word-count="511" meta:character-count="3208" meta:non-whitespace-character-count="2702"/>
  </office:meta>
</office:document-meta>
</file>